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ntCollection.setup( int start , FontInfo font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FPFontCollection.AFPFontCollection( EventBroadcaster eventBroadcaster , List fontInfo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